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5" calcext:value-type="float">
            <text:p>38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40" calcext:value-type="float">
            <text:p>74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80" calcext:value-type="float">
            <text:p>88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70" calcext:value-type="float">
            <text:p>107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30" calcext:value-type="float">
            <text:p>1130</text:p>
          </table:table-cell>
          <table:table-cell office:value-type="float" office:value="1150" calcext:value-type="float">
            <text:p>1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14:05.987582903</meta:creation-date>
    <dc:date>2021-05-23T13:28:55.172358032</dc:date>
    <meta:editing-duration>PT18H34M8S</meta:editing-duration>
    <meta:editing-cycles>1</meta:editing-cycles>
    <meta:document-statistic meta:table-count="1" meta:cell-count="59" meta:object-count="0"/>
    <meta:generator>LibreOffice/6.4.7.2$Linux_X86_64 LibreOffice_project/40$Build-2</meta:generator>
  </office:meta>
</office:document-meta>
</file>